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7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4" style:family="table-cell" style:parent-style-name="Default" style:data-style-name="N100">
      <style:table-cell-properties fo:background-color="#fe7f00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47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47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default-cell-style-name="ce4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7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ce46"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47" office:value-type="string" calcext:value-type="string">
            <text:p>264.3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9007.808|</text:p>
          </table:table-cell>
          <table:table-cell table:number-columns-repeated="2"/>
          <table:table-cell office:value-type="string" calcext:value-type="string">
            <text:p>81070.2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office:value-type="string" calcext:value-type="string">
            <text:p>8942.173333333333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style-name="Default"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1"/>
          <table:table-cell table:number-columns-repeated="3"/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4"/>
          <table:table-cell table:style-name="ce47" office:value-type="string" calcext:value-type="string">
            <text:p>1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41"/>
          <table:table-cell office:value-type="string" calcext:value-type="string">
            <text:p>92.37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78.41</text:p>
          </table:table-cell>
          <table:table-cell table:number-columns-repeated="2"/>
          <table:table-cell office:value-type="string" calcext:value-type="string">
            <text:p>4892.0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5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"/>
          <table:table-cell office:value-type="string" calcext:value-type="string">
            <text:p>=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style-name="Default" table:number-columns-repeated="2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 table:style-name="Default" table:number-columns-repeated="2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 table:style-name="Default" table:number-columns-repeated="2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47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 table:number-rows-repeated="10481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7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.00.0000</text:date>, <text:time style:data-style-name="N2" text:time-value="19:25:57.2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25T19:31:30.054000000</dc:date>
    <meta:editing-duration>P6DT13H2M26S</meta:editing-duration>
    <meta:editing-cycles>2564</meta:editing-cycles>
    <meta:document-statistic meta:table-count="6" meta:cell-count="14207" meta:object-count="0"/>
  </office:meta>
</office:document-meta>
</file>